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Siblings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Children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00／00／00</text:date>, <text:time style:data-style-name="N2" text:time-value="09:11:33.974614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39S</meta:editing-duration>
    <meta:editing-cycles>25</meta:editing-cycles>
    <meta:generator>LibreOffice/4.2.8.2$Linux_X86_64 LibreOffice_project/420m0$Build-2</meta:generator>
    <dc:date>2016-03-08T10:21:29.819750466</dc:date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